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Purisa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Liberation Serif1" style:font-name-asian="Liberation Serif1" style:font-name-complex="Liberation Seri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álise da distribuição de renda no brasil em 2000</text:p>
      <text:p text:style-name="Standard"/>
      <text:p text:style-name="Standard"/>
      <text:p text:style-name="P1"><text:span text:style-name="Source_20_Text"><text:span text:style-name="T1">\Sexpr{format(Sys.time(), "%A, %e de %B de %Y, às %H:%M:%S")}</text:span></text:span></text:p>
      <text:p text:style-name="Standard"/>
      <text:p text:style-name="Standard">&lt;&lt;echo=FALSE, results=hide&gt;&gt;=</text:p>
      <text:p text:style-name="Standard">ren &lt;- read.table("/home/walmes/Projects/Omega/VIS4DS/Markdown/renda.csv",</text:p>
      <text:p text:style-name="Standard"><text:s text:c="18"/>header=TRUE, sep=";",</text:p>
      <text:p text:style-name="Standard"><text:s text:c="18"/>dec=",", skip=1, stringsAsFactors=FALSE)</text:p>
      <text:p text:style-name="Standard">nmun &lt;- nrow(ren)</text:p>
      <text:p text:style-name="Standard">nmun</text:p>
      <text:p text:style-name="Standard">ren &lt;- subset(ren, Sigla%in%c("SP","MG","PR"))</text:p>
      <text:p text:style-name="Standard">@</text:p>
      <text:p text:style-name="Standard"/>
      <text:p text:style-name="Standard">Os dados são dados do censo de 2000 à nível de município do Brasil. A amostra contém \Sexpr{nmun} municípios.</text:p>
      <text:p text:style-name="Standard"/>
      <text:p text:style-name="Standard">Abaixo estão as médias de renda em cada estado do Brasil</text:p>
      <text:p text:style-name="Standard"/>
      <text:p text:style-name="Standard">&lt;&lt;echo=FALSE, results=xml&gt;&gt;=</text:p>
      <text:p text:style-name="Standard">tb.mean &lt;- with(ren, aggregate(cbind(X1991,X2000),</text:p>
      <text:p text:style-name="Standard"><text:s text:c="31"/>list(estado=Sigla), mean, na.rm=TRUE))</text:p>
      <text:p text:style-name="Standard">odfTableCaption("Tabelas das rendas médias nos estados.")</text:p>
      <text:p text:style-name="Standard">odfTable(tb.mean, <text:s/>useRowNames=FALSE)</text:p>
      <text:p text:style-name="Standard">@</text:p>
      <text:p text:style-name="Standard"/>
      <text:p text:style-name="Standard">O histograma da renda no Brasil é o que segue</text:p>
      <text:p text:style-name="Standard"/>
      <text:p text:style-name="Standard">&lt;&lt;echo=FALSE, fig=TRUE&gt;&gt;=</text:p>
      <text:p text:style-name="Standard">hist(ren$X2000, col="green", prob=TRUE)</text:p>
      <text:p text:style-name="Standard">lines(density(ren$X2000, na.rm=TRUE), col=2, lwd=2)</text:p>
      <text:p text:style-name="Standard">odfFigureCaption("Histograma da distribuição de renda.")</text:p>
      <text:p text:style-name="Standard">adjustImageSize(6, 4, scale=0.5, res=300)</text:p>
      <text:p text:style-name="Standard">@</text:p>
      <text:p text:style-name="Standard"/>
      <text:p text:style-name="Standard">&lt;&lt;echo=FALSE, results=xml&gt;&gt;=</text:p>
      <text:p text:style-name="Standard">ampl &lt;- function(x, ...){diff(range(x, ...))}</text:p>
      <text:p text:style-name="Standard">tb.ampl &lt;- with(ren, aggregate(cbind(X1991,X2000),</text:p>
      <text:p text:style-name="Standard"><text:s text:c="31"/>list(estado=Sigla), ampl, na.rm=TRUE))</text:p>
      <text:p text:style-name="Standard">odfTableCaption("Tabelas das amplitudes de renda nos estados.")</text:p>
      <text:p text:style-name="Standard">odfTable(tb.ampl, <text:s/>useRowNames=FALSE)</text:p>
      <text:p text:style-name="Standard">@</text:p>
      <text:p text:style-name="Standard"/>
      <text:p text:style-name="Standard">É importante que se certifique de usar aspas retas (" ") ao invés de aspas curvas (<text:span text:style-name="T2">“ ”</text:span>) para que nos códigos R isso seja interpretado corretamente. No LibreOffice você pode configurar o tipo de caractere usado para aspas em Ferramentas &gt; Opções da autocorreção &gt; Opções do local &gt; aspas dupla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" style:font-family-asian="'DejaVu Sans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almes Zeviani</meta:initial-creator>
    <meta:creation-date>2012-06-16T13:31:04</meta:creation-date>
    <dc:date>2022-06-21T13:38:41.214003237</dc:date>
    <meta:editing-duration>PT38M53S</meta:editing-duration>
    <meta:editing-cycles>31</meta:editing-cycles>
    <meta:generator>LibreOffice/6.4.7.2$Linux_X86_64 LibreOffice_project/40$Build-2</meta:generator>
    <meta:document-statistic meta:table-count="0" meta:image-count="0" meta:object-count="0" meta:page-count="1" meta:paragraph-count="33" meta:word-count="190" meta:character-count="1631" meta:non-whitespace-character-count="1374"/>
  </office:meta>
</office:document-meta>
</file>